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90000006F64A35EDBE67E375E.png" manifest:media-type="image/png"/>
  <manifest:file-entry manifest:full-path="Pictures/100000000000016D00000059488501C45FF608EF.png" manifest:media-type="image/png"/>
  <manifest:file-entry manifest:full-path="Pictures/10000000000000EC0000007EFDC552EB8D1959DD.png" manifest:media-type="image/png"/>
  <manifest:file-entry manifest:full-path="Pictures/10000000000000BF00000047DFC9F9098E42DA89.png" manifest:media-type="image/png"/>
  <manifest:file-entry manifest:full-path="Pictures/10000000000000E20000005A258A34ECB27D0384.png" manifest:media-type="image/png"/>
  <manifest:file-entry manifest:full-path="Pictures/10000000000000CD00000061C4CEE277510E34C0.png" manifest:media-type="image/png"/>
  <manifest:file-entry manifest:full-path="Pictures/10000000000000AE00000044A720E395421C9AC8.png" manifest:media-type="image/png"/>
  <manifest:file-entry manifest:full-path="Pictures/100000000000017D0000006F386A87909CD2A2BD.png" manifest:media-type="image/png"/>
  <manifest:file-entry manifest:full-path="Pictures/10000000000000D50000004894E04E04E835D19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339cm, 0cm, 0cm, 0.566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208cm" svg:height="1.641cm" svg:x="0.192cm" svg:y="4.1cm">
          <draw:image xlink:href="Pictures/10000000000000D90000006F64A35EDBE67E375E.png" xlink:type="simple" xlink:show="embed" xlink:actuate="onLoad">
            <text:p/>
          </draw:image>
        </draw:frame>
        <draw:frame draw:style-name="gr2" draw:text-style-name="P2" draw:layer="layout" svg:width="3.303cm" svg:height="1.743cm" svg:x="2.497cm" svg:y="2.453cm">
          <draw:image xlink:href="Pictures/10000000000000EC0000007EFDC552EB8D1959DD.png" xlink:type="simple" xlink:show="embed" xlink:actuate="onLoad">
            <text:p/>
          </draw:image>
        </draw:frame>
        <draw:frame draw:style-name="gr1" draw:text-style-name="P1" draw:layer="layout" svg:width="2.935cm" svg:height="1.168cm" svg:x="3.124cm" svg:y="5.741cm">
          <draw:image xlink:href="Pictures/10000000000000E20000005A258A34ECB27D0384.png" xlink:type="simple" xlink:show="embed" xlink:actuate="onLoad">
            <text:p/>
          </draw:image>
        </draw:frame>
        <draw:frame draw:style-name="gr1" draw:text-style-name="P1" draw:layer="layout" svg:width="5.983cm" svg:height="1.459cm" svg:x="5.768cm" svg:y="6.909cm">
          <draw:image xlink:href="Pictures/100000000000016D00000059488501C45FF608EF.png" xlink:type="simple" xlink:show="embed" xlink:actuate="onLoad">
            <text:p/>
          </draw:image>
        </draw:frame>
        <draw:frame draw:style-name="gr1" draw:text-style-name="P1" draw:layer="layout" svg:width="3.8cm" svg:height="1.797cm" svg:x="5.8cm" svg:y="3.944cm">
          <draw:image xlink:href="Pictures/10000000000000CD00000061C4CEE277510E34C0.png" xlink:type="simple" xlink:show="embed" xlink:actuate="onLoad">
            <text:p/>
          </draw:image>
        </draw:frame>
        <draw:frame draw:style-name="gr1" draw:text-style-name="P1" draw:layer="layout" svg:width="5.195cm" svg:height="1.513cm" svg:x="9.3cm" svg:y="5.2cm">
          <draw:image xlink:href="Pictures/100000000000017D0000006F386A87909CD2A2BD.png" xlink:type="simple" xlink:show="embed" xlink:actuate="onLoad">
            <text:p/>
          </draw:image>
        </draw:frame>
        <draw:frame draw:style-name="gr1" draw:text-style-name="P1" draw:layer="layout" svg:width="2.981cm" svg:height="1.108cm" svg:x="11.8cm" svg:y="4.1cm">
          <draw:image xlink:href="Pictures/10000000000000BF00000047DFC9F9098E42DA89.png" xlink:type="simple" xlink:show="embed" xlink:actuate="onLoad">
            <text:p/>
          </draw:image>
        </draw:frame>
        <draw:frame draw:style-name="gr1" draw:text-style-name="P1" draw:layer="layout" svg:width="2.694cm" svg:height="1.052cm" svg:x="12.106cm" svg:y="6.784cm">
          <draw:image xlink:href="Pictures/10000000000000AE00000044A720E395421C9AC8.png" xlink:type="simple" xlink:show="embed" xlink:actuate="onLoad">
            <text:p/>
          </draw:image>
        </draw:frame>
        <draw:frame draw:style-name="gr1" draw:text-style-name="P1" draw:layer="layout" svg:width="3.835cm" svg:height="1.296cm" svg:x="8.665cm" svg:y="2.604cm">
          <draw:image xlink:href="Pictures/10000000000000D50000004894E04E04E835D19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06T14:23:20.419000000</dc:date>
    <meta:editing-duration>PT9M58S</meta:editing-duration>
    <meta:editing-cycles>3</meta:editing-cycles>
    <meta:generator>LibreOffice/5.1.3.2$Windows_x86 LibreOffice_project/644e4637d1d8544fd9f56425bd6cec110e49301b</meta:generator>
    <meta:document-statistic meta:object-count="9"/>
  </office:meta>
</office:document-meta>
</file>